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7C00000362878C667C200D7BB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 Frutiger Light" svg:font-family="'L Frutiger Light', 'Courier New'" style:font-pitch="variable"/>
    <style:font-face style:name="Garamond" svg:font-family="Garamond"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Garamond" fo:font-size="11pt" fo:language="en" fo:country="GB" style:font-size-asian="11pt" style:font-name-complex="Garamond" style:font-size-complex="11pt"/>
    </style:style>
    <style:style style:name="P2" style:family="paragraph" style:parent-style-name="Text_20_body">
      <style:text-properties style:font-name="Garamond" fo:font-size="11pt" fo:language="en" fo:country="GB" fo:font-weight="bold" style:font-size-asian="11pt" style:font-weight-asian="bold" style:font-name-complex="Garamond" style:font-size-complex="11pt"/>
    </style:style>
    <style:style style:name="P3" style:family="paragraph" style:parent-style-name="Text_20_body">
      <style:text-properties style:font-name="Garamond" fo:font-size="11pt" fo:language="en" fo:country="US" style:font-size-asian="11pt" style:font-name-complex="Garamond" style:font-size-complex="11pt"/>
    </style:style>
    <style:style style:name="P4" style:family="paragraph" style:parent-style-name="Text_20_body">
      <style:text-properties style:font-name="Garamond" fo:font-size="11pt" fo:language="en" fo:country="none" style:font-size-asian="11pt" style:font-name-complex="Garamond" style:font-size-complex="11pt"/>
    </style:style>
    <style:style style:name="P5" style:family="paragraph" style:parent-style-name="brevtopp">
      <style:text-properties style:font-name="Garamond" style:font-name-complex="Garamond"/>
    </style:style>
    <style:style style:name="P6" style:family="paragraph" style:parent-style-name="Header">
      <style:text-properties fo:language="none" fo:country="none" style:language-asian="none" style:country-asian="none"/>
    </style:style>
    <style:style style:name="P7" style:family="paragraph" style:parent-style-name="Header">
      <style:paragraph-properties fo:margin-left="-0.7874in" fo:margin-right="0in" fo:text-indent="0in" style:auto-text-indent="false"/>
      <style:text-properties fo:language="none" fo:country="none" style:language-asian="none" style:country-asian="none"/>
    </style:style>
    <style:style style:name="P8" style:family="paragraph" style:parent-style-name="Header">
      <style:paragraph-properties fo:margin-left="0in" fo:margin-right="0in" fo:text-indent="0in" style:auto-text-indent="false"/>
    </style:style>
    <style:style style:name="P9" style:family="paragraph" style:parent-style-name="fakultet_2f_inst">
      <style:text-properties fo:language="en" fo:country="US"/>
    </style:style>
    <style:style style:name="P10" style:family="paragraph" style:parent-style-name="Inst._2f_avd.">
      <style:text-properties fo:language="en" fo:country="US"/>
    </style:style>
    <style:style style:name="P11" style:family="paragraph" style:parent-style-name="Brevrubrik">
      <style:text-properties style:font-name="Arial" fo:font-size="11pt" fo:language="en" fo:country="US" style:font-size-asian="11pt" style:font-name-complex="Arial" style:font-size-complex="11pt"/>
    </style:style>
    <style:style style:name="P12" style:family="paragraph" style:parent-style-name="Brevrubrik" style:master-page-name="Standard">
      <style:paragraph-properties style:page-number="auto">
        <style:tab-stops>
          <style:tab-stop style:position="0.6827in"/>
        </style:tab-stops>
      </style:paragraph-properties>
    </style:style>
    <style:style style:name="T1" style:family="text">
      <style:text-properties style:font-name="Garamond" fo:font-size="11pt" fo:font-weight="bold" style:font-size-asian="11pt" style:font-weight-asian="bold" style:font-name-complex="Garamond" style:font-size-complex="11pt"/>
    </style:style>
    <style:style style:name="T2" style:family="text">
      <style:text-properties style:font-name="Garamond" fo:font-size="11pt" fo:language="en" fo:country="GB" style:font-size-asian="11pt" style:font-name-complex="Garamond" style:font-size-complex="11pt"/>
    </style:style>
    <style:style style:name="T3" style:family="text">
      <style:text-properties style:font-name="Garamond" fo:font-size="11pt" fo:language="en" fo:country="GB" fo:font-weight="bold" style:font-size-asian="11pt" style:font-weight-asian="bold" style:font-name-complex="Garamond" style:font-size-complex="11pt"/>
    </style:style>
    <style:style style:name="T4" style:family="text">
      <style:text-properties style:font-name="Garamond" fo:font-size="11pt" fo:language="en" fo:country="US" style:font-size-asian="11pt" style:font-name-complex="Garamond" style:font-size-complex="11pt"/>
    </style:style>
    <style:style style:name="T5" style:family="text">
      <style:text-properties style:font-name="Garamond" style:font-name-complex="Garamond"/>
    </style:style>
    <style:style style:name="T6" style:family="text">
      <style:text-properties style:font-name="Arial" fo:font-size="11pt" fo:language="en" fo:country="GB" style:font-size-asian="11pt" style:font-name-complex="Arial" style:font-size-complex="11pt"/>
    </style:style>
    <style:style style:name="T7" style:family="text">
      <style:text-properties style:font-name="Arial" fo:font-size="10pt" fo:language="en" fo:country="US" style:font-size-asian="10pt" style:font-name-complex="Arial" style:font-size-complex="10pt"/>
    </style:style>
    <style:style style:name="T8" style:family="text">
      <style:text-properties fo:language="en" fo:country="US"/>
    </style:style>
    <style:style style:name="T9" style:family="text">
      <style:text-properties fo:language="en" fo:country="US" style:font-name-asian="Frutiger 45 Light"/>
    </style:style>
    <style:style style:name="T10" style:family="text">
      <style:text-properties fo:font-style="italic" style:font-style-asian="italic"/>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fr3" style:family="graphic" style:parent-style-name="Graphics">
      <style:graphic-properties fo:margin-left="0.1256in" fo:margin-right="0.1256in" style:wrap="non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Frame1" text:anchor-type="char" svg:x="6.2in" svg:y="1.3937in" svg:width="1.5in" svg:height="1.3063in" draw:z-index="3"><draw:text-box><text:p text:style-name="brevtopp"><text:span text:style-name="T1">SGED11</text:span></text:p></draw:text-box></draw:frame><draw:frame draw:style-name="fr1" draw:name="Frame2" text:anchor-type="char" svg:x="6.1154in" svg:y="0.8346in" svg:width="1.0508in" svg:height="0.3319in" draw:z-index="2"><draw:text-box><text:p text:style-name="P5"/><text:p text:style-name="brevtopp"><text:date style:data-style-name="N30" text:date-value="2019-11-25T14:54:37.338199666">2019-11-25</text:date></text:p></draw:text-box></draw:frame><draw:frame draw:style-name="fr1" draw:name="Frame3" text:anchor-type="char" svg:x="7.1661in" svg:y="0.4335in" svg:width="0.7in" svg:height="0.3in" draw:z-index="4"><draw:text-box><text:p text:style-name="sidnr"/></draw:text-box></draw:frame><text:tab/></text:p>
      <text:p text:style-name="Brevrubrik"/>
      <text:p text:style-name="Brevrubrik"/>
      <text:p text:style-name="Brevrubrik"/>
      <text:p text:style-name="Brevrubrik"/>
      <text:p text:style-name="Brevrubrik"/>
      <text:p text:style-name="Brevrubrik"><text:span text:style-name="T6">Seminar II assignment</text:span><text:span text:style-name="T7">.</text:span></text:p>
      <text:p text:style-name="P11"/>
      <text:p text:style-name="P1"/>
      <text:p text:style-name="Text_20_body"><text:span text:style-name="T3">Instructions</text:span><text:span text:style-name="T2"> – you should choose one of the alternatives presented below and submit a written paper that you will briefly present and hand in during the seminar. The size of the report should be three pages or about 1200 words, excluding the reference list. It should be written in Times New Roman size 12, with 1.5 spacing. Base your arguments and analysis on the course literature and the material presented in the lectures. Referencing should be done using the Harvard system.</text:span></text:p>
      <text:p text:style-name="P1"/>
      <text:p text:style-name="P1"/>
      <text:p text:style-name="Text_20_body"><text:span text:style-name="T2">1. Alternative I: </text:span><text:span text:style-name="T4">Despite their diversity, African economies display certain common features that lead many scholars to treat the continent as a homogenous one. To which degree is the issue of economic diversity/unity relevant for understanding and dealing with modern Africa?</text:span></text:p>
      <text:p text:style-name="P3"/>
      <text:p text:style-name="Text_20_body"><text:span text:style-name="T2">2. Alternative II: Many scholars dealing with </text:span><text:span text:style-name="T4">Africa have reflected on the colonial experience of Africans, the realities of the post-independence era, and the economic conditions of African states. To which degree you find the study of the colonial period relevant for the understanding of modern Africa?</text:span></text:p>
      <text:p text:style-name="P1"/>
      <text:p text:style-name="Text_20_body"><text:span text:style-name="T2">3. Alternative III: Many emerging economies in Asia are intensifying their trade and economic interchange with Africa. Which are, in your view, the main roles played by emerging economies like China and India in Africa today?</text:span></text:p>
      <text:p text:style-name="P4"/>
      <text:p text:style-name="P1"/>
      <text:p text:style-name="P2"/>
      <text:p text:style-name="Text_20_body"><text:span text:style-name="T3">Good Luck/Y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 Frutiger Light" svg:font-family="'L Frutiger Light', 'Courier New'" style:font-pitch="variable"/>
    <style:font-face style:name="Garamond" svg:font-family="Garamond"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sv" fo:country="S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Footer" style:family="paragraph" style:parent-style-name="Standard" style:class="extra">
      <style:paragraph-properties fo:margin-left="-0.7362in" fo:margin-right="-0.7472in" style:line-height-at-least="0.1528in" fo:text-indent="0in" style:auto-text-indent="false"/>
      <style:text-properties style:font-name="Frutiger 45 Light" fo:font-family="'Frutiger 45 Light', 'Courier New'" style:font-family-generic="swiss" style:font-pitch="variable" fo:font-size="7.5pt" style:font-size-asian="7.5pt" style:font-name-complex="Frutiger 45 Light" style:font-family-complex="'Frutiger 45 Light', 'Courier New'" style:font-family-generic-complex="swiss" style:font-pitch-complex="variable"/>
    </style:style>
    <style:style style:name="Header" style:family="paragraph" style:parent-style-name="Standard" style:class="extra">
      <style:paragraph-properties fo:margin-left="-0.7362in" fo:margin-right="0in" fo:text-indent="0in" style:auto-text-indent="false"/>
    </style:style>
    <style:style style:name="brevtopp" style:family="paragraph" style:parent-style-name="Standard"/>
    <style:style style:name="fakultet_2f_inst" style:display-name="fakultet/inst" style:family="paragraph" style:parent-style-name="Standard">
      <style:paragraph-properties fo:line-height="0.1945in"/>
      <style:text-properties style:font-name="Frutiger 45 Light" fo:font-family="'Frutiger 45 Light', 'Courier New'" style:font-family-generic="swiss" style:font-pitch="variable" fo:font-size="9pt" fo:letter-spacing="0.0138in" style:font-size-asian="9pt" style:font-name-complex="Frutiger 45 Light" style:font-family-complex="'Frutiger 45 Light', 'Courier New'" style:font-family-generic-complex="swiss" style:font-pitch-complex="variable"/>
    </style:style>
    <style:style style:name="handläggare" style:family="paragraph" style:parent-style-name="fakultet_2f_inst">
      <style:text-properties fo:font-style="italic" style:font-style-asian="italic"/>
    </style:style>
    <style:style style:name="sidfotslinje" style:family="paragraph" style:parent-style-name="Footer">
      <style:paragraph-properties fo:margin-top="0in" fo:margin-bottom="0.0835in" loext:contextual-spacing="false" fo:line-height="100%" fo:padding="0in" fo:border-left="none" fo:border-right="none" fo:border-top="none" fo:border-bottom="0.26pt solid #000000"/>
      <style:text-properties fo:font-size="4pt" style:font-size-asian="4pt"/>
    </style:style>
    <style:style style:name="sigill" style:family="paragraph" style:parent-style-name="Standard">
      <style:paragraph-properties fo:margin-top="0in" fo:margin-bottom="0.1945in" loext:contextual-spacing="false"/>
      <style:text-properties style:font-name="New York" fo:font-family="'New York'" style:font-family-generic="roman" style:font-pitch="variable" style:font-name-complex="New York" style:font-family-complex="'New York'" style:font-family-generic-complex="roman" style:font-pitch-complex="variable"/>
    </style:style>
    <style:style style:name="Inst._2f_avd." style:display-name="Inst./avd." style:family="paragraph" style:parent-style-name="handläggare"/>
    <style:style style:name="rubrik" style:family="paragraph" style:parent-style-name="Heading_20_1" style:default-outline-level="" style:list-style-name="">
      <style:text-properties style:font-name="L Frutiger Light" fo:font-family="'L Frutiger Light', 'Courier New'" style:font-pitch="variable" style:font-name-complex="L Frutiger Light" style:font-family-complex="'L Frutiger Light', 'Courier New'" style:font-pitch-complex="variable"/>
    </style:style>
    <style:style style:name="sidnr" style:family="paragraph" style:parent-style-name="Standard">
      <style:paragraph-properties fo:text-align="end" style:justify-single-word="false"/>
    </style:style>
    <style:style style:name="Brevrubrik" style:family="paragraph" style:parent-style-name="rubrik">
      <style:text-properties style:font-name="Frutiger 45 Light" fo:font-family="'Frutiger 45 Light', 'Courier New'" style:font-family-generic="swiss" style:font-pitch="variable" style:font-name-complex="Frutiger 45 Light" style:font-family-complex="'Frutiger 45 Light', 'Courier New'" style:font-family-generic-complex="swiss" style:font-pitch-complex="variable"/>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Standardstycketeckensnitt" style:family="text"/>
    <style:style style:name="Internet_20_link" style:display-name="Internet link" style:family="text">
      <style:text-properties fo:color="#0000ff" style:text-underline-style="solid" style:text-underline-width="auto" style:text-underline-color="font-color"/>
    </style:style>
    <style:style style:name="Ballongtext_20_Char" style:display-name="Ballong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in" style:auto-text-indent="false"/>
    </style:style>
    <style:style style:name="MP2" style:family="paragraph" style:parent-style-name="Header">
      <style:paragraph-properties fo:margin-left="-0.7874in" fo:margin-right="0in" fo:text-indent="0in" style:auto-text-indent="false"/>
      <style:text-properties fo:language="none" fo:country="none" style:language-asian="none" style:country-asian="none"/>
    </style:style>
    <style:style style:name="MP3" style:family="paragraph" style:parent-style-name="Header">
      <style:text-properties fo:language="none" fo:country="none" style:language-asian="none" style:country-asian="none"/>
    </style:style>
    <style:style style:name="MP4" style:family="paragraph" style:parent-style-name="fakultet_2f_inst">
      <style:text-properties fo:language="en" fo:country="US"/>
    </style:style>
    <style:style style:name="MP5" style:family="paragraph" style:parent-style-name="Inst._2f_avd.">
      <style:text-properties fo:language="en" fo:country="US"/>
    </style:style>
    <style:style style:name="MT1" style:family="text">
      <style:text-properties fo:language="en" fo:country="US" style:font-name-asian="Frutiger 45 Light"/>
    </style:style>
    <style:style style:name="MT2" style:family="text">
      <style:text-properties fo:language="en" fo:country="US"/>
    </style:style>
    <style:style style:name="MT3" style:family="text">
      <style:text-properties fo:font-style="italic" style:font-style-asian="italic"/>
    </style:style>
    <style:style style:name="Mfr1" style:family="graphic" style:parent-style-name="Graphics">
      <style:graphic-properties fo:margin-left="0.1256in" fo:margin-right="0.1256in" style:wrap="non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page-layout style:name="Mpm1">
      <style:page-layout-properties fo:page-width="8.2681in" fo:page-height="11.6929in" style:num-format="1" style:print-orientation="portrait" fo:margin-top="0.4909in" fo:margin-bottom="0.4909in" fo:margin-left="1.5752in" fo:margin-right="1.575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6902in" fo:margin-top="0.6516in" style:dynamic-spacing="true"/>
      </style:footer-style>
    </style:page-layout>
  </office:automatic-styles>
  <office:master-styles>
    <style:master-page style:name="Standard" style:page-layout-name="Mpm1">
      <style:header>
        <text:p text:style-name="MP1"/>
        <text:p text:style-name="MP1"/>
        <text:p text:style-name="MP1"><text:tab/><text:page-number text:select-page="current">0</text:page-number></text:p>
      </style:header>
      <style:header-first>
        <text:p text:style-name="Header"/>
        <text:p text:style-name="MP2"><draw:frame draw:style-name="Mfr1" draw:name="Bild 2" text:anchor-type="char" svg:x="0.7874in" svg:y="0.4335in" svg:width="0.972in" svg:height="1.3335in" draw:z-index="1"><draw:image xlink:href="Pictures/100000000000027C00000362878C667C200D7BB2.png" xlink:type="simple" xlink:show="embed" xlink:actuate="onLoad" loext:mime-type="image/png"/></draw:frame></text:p>
        <text:p text:style-name="Header"/>
        <text:p text:style-name="Header"/>
        <text:p text:style-name="Header"/>
        <text:p text:style-name="Header"/>
        <text:p text:style-name="Header"/>
        <text:p text:style-name="MP3"><draw:frame draw:style-name="Mfr2" draw:name="Frame4" text:anchor-type="char" svg:x="0.5528in" svg:y="1.8547in" svg:width="3.4126in" svg:height="0.6528in" draw:z-index="0"><draw:text-box><text:p text:style-name="fakultet_2f_inst"><text:span text:style-name="MT1"><text:s/></text:span><text:span text:style-name="MT2">Department of </text:span></text:p><text:p text:style-name="MP4">Human Geography</text:p><text:p text:style-name="MP5"/></draw:text-box></draw:frame></text:p>
      </style:header-first>
      <style:footer>
        <text:p text:style-name="Footer"/>
      </style:footer>
      <style:footer-first>
        <text:p text:style-name="sidfotslinje"/>
        <text:p text:style-name="Footer"><text:span text:style-name="MT3">Postal address</text:span> Sölvegatgan 12, SE-223 62 Lund <text:s/><text:span text:style-name="MT3">Visiting address</text:span> Sölvegatan 10 <text:s/><text:span text:style-name="MT3">Telephone</text:span> Int. +46 46 222 84 05, 222 86 90, <text:span text:style-name="MT3">Telephone exg</text:span>+46 46-222 00 00 <text:s/><text:span text:style-name="MT3">Telefax</text:span> Int. +46 46 222 84 01 <text:s/><text:span text:style-name="MT3">E-mail</text:span> keg@keg.lu.se <text:span text:style-name="MT3">Internet</text:span> http://www.lu.se <text:s/></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revmall</dc:title>
    <dc:subject/>
    <meta:keyword/>
    <meta:initial-creator>Franz-Michael Rundquist</meta:initial-creator>
    <meta:creation-date>2019-09-13T13:38:00</meta:creation-date>
    <dc:creator>Yahia Mahmoud</dc:creator>
    <dc:date>2019-09-18T08:48:00</dc:date>
    <meta:print-date>2015-09-25T15:05:00</meta:print-date>
    <meta:editing-cycles>3</meta:editing-cycles>
    <meta:editing-duration>PT2M</meta:editing-duration>
    <meta:document-statistic meta:table-count="0" meta:image-count="1" meta:object-count="0" meta:page-count="1" meta:paragraph-count="13" meta:word-count="253" meta:character-count="1601" meta:non-whitespace-character-count="1349"/>
    <meta:generator>LibreOffice/6.0.7.3$Linux_X86_64 LibreOffice_project/00m0$Build-3</meta:generator>
  </office:meta>
</office:document-meta>
</file>